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edc7a" officeooo:paragraph-rsid="00eedc7a"/>
    </style:style>
    <style:style style:name="P3" style:family="paragraph" style:parent-style-name="Heading_20_3">
      <style:text-properties officeooo:rsid="00ce6278" officeooo:paragraph-rsid="00f089e6"/>
    </style:style>
    <style:style style:name="T1" style:family="text">
      <style:text-properties officeooo:rsid="00e81e1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Float serialization</text:h>
      <text:p text:style-name="P1">19<text:span text:style-name="T1">1026</text:span>, <text:s/><text:span text:style-name="T1">26</text:span>.<text:span text:style-name="T1">10</text:span>.2019/pekka</text:p>
      <text:p text:style-name="P2">Floating points are split as two integers, mantissa and exponent. These are serialized as two integers. This makes serialization format independent on internal float presentation (in practice most computers use IEEE 754, but byte and word order do vary).</text:p>
      <text:h text:style-name="P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8T14:19:18.699668302</dc:date>
    <meta:editing-duration>P2DT3H52M26S</meta:editing-duration>
    <meta:editing-cycles>201</meta:editing-cycles>
    <meta:generator>LibreOffice/6.2.4.2$Linux_X86_64 LibreOffice_project/20$Build-2</meta:generator>
    <meta:document-statistic meta:table-count="0" meta:image-count="0" meta:object-count="0" meta:page-count="1" meta:paragraph-count="3" meta:word-count="43" meta:character-count="298" meta:non-whitespace-character-count="257"/>
  </office:meta>
</office:document-meta>
</file>